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4.00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7" table:default-cell-style-name="Default"/>
        <table:table-row table:style-name="ro1">
          <table:table-cell office:value-type="string" calcext:value-type="string">
            <text:p>neuronType</text:p>
          </table:table-cell>
          <table:table-cell table:number-columns-repeated="3"/>
          <table:table-cell office:value-type="string" calcext:value-type="string">
            <text:p>ChatGPT question</text:p>
          </table:table-cell>
          <table:table-cell office:value-type="string" calcext:value-type="string">
            <text:p>description</text:p>
          </table:table-cell>
          <table:table-cell office:value-type="string" calcext:value-type="string">
            <text:p>neuronType</text:p>
          </table:table-cell>
          <table:table-cell office:value-type="string" calcext:value-type="string">
            <text:p>excitationType</text:p>
          </table:table-cell>
          <table:table-cell table:number-columns-repeated="3"/>
          <table:table-cell office:value-type="string" calcext:value-type="string">
            <text:p>ChatGPT question</text:p>
          </table:table-cell>
          <table:table-cell office:value-type="string" calcext:value-type="string">
            <text:p>response</text:p>
          </table:table-cell>
          <table:table-cell office:value-type="string" calcext:value-type="string">
            <text:p>neuronType</text:p>
          </table:table-cell>
          <table:table-cell office:value-type="string" calcext:value-type="string">
            <text:p>excitationType</text:p>
          </table:table-cell>
          <table:table-cell/>
          <table:table-cell office:value-type="string" calcext:value-type="string">
            <text:p>alt response</text:p>
          </table:table-cell>
        </table:table-row>
        <table:table-row table:style-name="ro2">
          <table:table-cell office:value-type="string" calcext:value-type="string">
            <text:p>PN-somato</text:p>
          </table:table-cell>
          <table:table-cell office:value-type="string" calcext:value-type="string">
            <text:p>What are Drosophila </text:p>
          </table:table-cell>
          <table:table-cell table:formula="of:=[.A2]" office:value-type="string" office:string-value="PN-somato" calcext:value-type="string">
            <text:p>PN-somato</text:p>
          </table:table-cell>
          <table:table-cell office:value-type="string" calcext:value-type="string">
            <text:p><text:s/>neurons?</text:p>
          </table:table-cell>
          <table:table-cell table:formula="of:=[.B2]&amp;[.C2]&amp;[.D2]" office:value-type="string" office:string-value="What are Drosophila PN-somato neurons?" calcext:value-type="string">
            <text:p>What are Drosophila PN-somato neurons?</text:p>
          </table:table-cell>
          <table:table-cell office:value-type="string" calcext:value-type="string">
            <text:p>Drosophila PN-somato neurons are a specific type of neurons found in the fruit fly (Drosophila melanogaster) brain. These neurons are responsible for transmitting information about the fly's body position and movement to other parts of the brain that control behavior.</text:p>
            <text:p/>
            <text:p>The term "PN" stands for "projection neurons," which are a type of neuron that sends long-range connections to other parts of the brain. The term "somato" refers to the body or physical sensations, indicating that these neurons are involved in processing information about the fly's own movements.</text:p>
            <text:p/>
            <text:p>PN-somato neurons are found in a brain region called the antennal lobe, which is responsible for processing information about odors. These neurons receive inputs from sensory neurons in the antennae that detect mechanical movements, such as the movement of the fly's body as it walks or flies.</text:p>
            <text:p/>
            <text:p>Studies have shown that PN-somato neurons play an important role in regulating the fly's behavior. For example, they are involved in controlling the fly's walking speed and direction, as well as its flight patterns. Understanding the function of these neurons could help shed light on how the brain processes sensory information and controls complex behaviors.</text:p>
          </table:table-cell>
          <table:table-cell table:formula="of:=[.A2]" office:value-type="string" office:string-value="PN-somato" calcext:value-type="string">
            <text:p>PN-somato</text:p>
          </table:table-cell>
          <table:table-cell office:value-type="float" office:value="1" calcext:value-type="float">
            <text:p>1</text:p>
          </table:table-cell>
          <table:table-cell office:value-type="string" calcext:value-type="string">
            <text:p>Are Drosophila </text:p>
          </table:table-cell>
          <table:table-cell table:formula="of:=[.C2]" office:value-type="string" office:string-value="PN-somato" calcext:value-type="string">
            <text:p>PN-somato</text:p>
          </table:table-cell>
          <table:table-cell office:value-type="string" calcext:value-type="string">
            <text:p><text:s/>neurons excitatory or inhibitory?</text:p>
          </table:table-cell>
          <table:table-cell table:formula="of:=[.I2]&amp;[.J2]&amp;[.K2]" office:value-type="string" office:string-value="Are Drosophila PN-somato neurons excitatory or inhibitory?" calcext:value-type="string">
            <text:p>Are Drosophila PN-somato neurons excitatory or inhibitory?</text:p>
          </table:table-cell>
          <table:table-cell office:value-type="string" calcext:value-type="string">
            <text:p>Drosophila PN-somato neurons are a type of projection neuron in the olfactory circuit of the fruit fly Drosophila melanogaster. These neurons receive input from olfactory receptor neurons (ORNs) in the antennae and then relay this information to downstream neurons in the antennal lobe.</text:p>
            <text:p/>
            <text:p>PN-somato neurons in Drosophila are generally considered to be excitatory neurons. They use the neurotransmitter glutamate to communicate with downstream neurons and activate them. This excitation is thought to play an important role in shaping the processing of olfactory information in the antennal lobe and ultimately the behavior of the fly.</text:p>
            <text:p/>
            <text:p>It's worth noting that, as with many aspects of neural function, the excitatory or inhibitory nature of PN-somato neurons may be context-dependent and may vary depending on the specific circuit in which they are involved. However, in general, PN-somato neurons are considered to be excitatory neurons in the olfactory circuit of Drosophila.</text:p>
          </table:table-cell>
          <table:table-cell table:formula="of:=[.G2]" office:value-type="string" office:string-value="PN-somato" calcext:value-type="string">
            <text:p>PN-somato</text:p>
          </table:table-cell>
          <table:table-cell office:value-type="float" office:value="1" calcext:value-type="float">
            <text:p>1</text:p>
          </table:table-cell>
          <table:table-cell table:number-columns-repeated="2"/>
        </table:table-row>
        <table:table-row table:style-name="ro3">
          <table:table-cell office:value-type="string" calcext:value-type="string">
            <text:p>pre-DN-VNC</text:p>
          </table:table-cell>
          <table:table-cell office:value-type="string" calcext:value-type="string">
            <text:p>What are Drosophila </text:p>
          </table:table-cell>
          <table:table-cell table:formula="of:=[.A3]" office:value-type="string" office:string-value="pre-DN-VNC" calcext:value-type="string">
            <text:p>pre-DN-VNC</text:p>
          </table:table-cell>
          <table:table-cell office:value-type="string" calcext:value-type="string">
            <text:p><text:s/>neurons?</text:p>
          </table:table-cell>
          <table:table-cell table:formula="of:=[.B3]&amp;[.C3]&amp;[.D3]" office:value-type="string" office:string-value="What are Drosophila pre-DN-VNC neurons?" calcext:value-type="string">
            <text:p>What are Drosophila pre-DN-VNC neurons?</text:p>
          </table:table-cell>
          <table:table-cell office:value-type="string" calcext:value-type="string">
            <text:p>Drosophila pre-DN-VNCs neurons are a group of neurons that are located in the thoracic ganglia of the ventral nerve cord (VNC), which is the main neural pathway in the fly's body. They are considered to be "pre-motor" neurons, meaning that they are involved in the control of motor neurons that directly innervate muscles and cause movement.</text:p>
            <text:p/>
            <text:p>Pre-DN-VNCs neurons receive input from higher brain centers, including the central complex and the mushroom body, which are involved in the integration and processing of sensory and other types of information. They then send their axons to the VNC, where they synapse onto other neurons that directly control the activity of motor neurons.</text:p>
            <text:p/>
            <text:p>Recent studies have shown that pre-DN-VNCs neurons play a critical role in the coordination of locomotor behavior in fruit flies. By controlling the activity of motor neurons that innervate different muscle groups, pre-DN-VNCs neurons are thought to be able to generate complex movements, such as walking and flying.</text:p>
            <text:p/>
            <text:p>Furthermore, pre-DN-VNCs neurons have been shown to be modulated by a variety of neuromodulators, including dopamine and octopamine, which are important for the regulation of behavior in response to changing environmental conditions.</text:p>
            <text:p/>
            <text:p>Overall, pre-DN-VNCs neurons are an important component of the fruit fly's motor system and play a critical role in the generation and coordination of locomotor behavior.</text:p>
            <text:p/>
          </table:table-cell>
          <table:table-cell table:formula="of:=[.A3]" office:value-type="string" office:string-value="pre-DN-VNC" calcext:value-type="string">
            <text:p>pre-DN-VNC</text:p>
          </table:table-cell>
          <table:table-cell office:value-type="float" office:value="1" calcext:value-type="float">
            <text:p>1</text:p>
          </table:table-cell>
          <table:table-cell office:value-type="string" calcext:value-type="string">
            <text:p>Are Drosophila </text:p>
          </table:table-cell>
          <table:table-cell table:formula="of:=[.C3]" office:value-type="string" office:string-value="pre-DN-VNC" calcext:value-type="string">
            <text:p>pre-DN-VNC</text:p>
          </table:table-cell>
          <table:table-cell office:value-type="string" calcext:value-type="string">
            <text:p><text:s/>neurons excitatory or inhibitory?</text:p>
          </table:table-cell>
          <table:table-cell table:formula="of:=[.I3]&amp;[.J3]&amp;[.K3]" office:value-type="string" office:string-value="Are Drosophila pre-DN-VNC neurons excitatory or inhibitory?" calcext:value-type="string">
            <text:p>Are Drosophila pre-DN-VNC neurons excitatory or inhibitory?</text:p>
          </table:table-cell>
          <table:table-cell office:value-type="string" calcext:value-type="string">
            <text:p>Pre-DN-VNCs neurons are a type of interneuron found in the Drosophila brain, specifically in the ventral nerve cord (VNC), which is involved in motor control. These neurons are thought to be involved in transmitting signals from mechanosensory neurons to downstream neurons in the VNC.</text:p>
            <text:p/>
            <text:p>The excitatory or inhibitory nature of pre-DN-VNCs neurons is not well established in the literature. While some studies have suggested that they are inhibitory interneurons, other studies have suggested that they may be excitatory interneurons. More research is needed to fully understand the role and function of these neurons in the motor control circuit of Drosophila.</text:p>
            <text:p/>
            <text:p>It's worth noting that, in general, the specific function of a neuron in a circuit is often more important than its classification as excitatory or inhibitory. Neurons can have complex roles in circuits, and their function can depend on a variety of factors, such as the strength and timing of their inputs, as well as the properties of the downstream neurons they synapse onto.</text:p>
          </table:table-cell>
          <table:table-cell table:formula="of:=[.G3]" office:value-type="string" office:string-value="pre-DN-VNC" calcext:value-type="string">
            <text:p>pre-DN-VNC</text:p>
          </table:table-cell>
          <table:table-cell office:value-type="float" office:value="3" calcext:value-type="float">
            <text:p>3</text:p>
          </table:table-cell>
          <table:table-cell table:number-columns-repeated="2"/>
        </table:table-row>
        <table:table-row table:style-name="ro2">
          <table:table-cell office:value-type="string" calcext:value-type="string">
            <text:p>MB-FFN</text:p>
          </table:table-cell>
          <table:table-cell office:value-type="string" calcext:value-type="string">
            <text:p>What are Drosophila </text:p>
          </table:table-cell>
          <table:table-cell table:formula="of:=[.A4]" office:value-type="string" office:string-value="MB-FFN" calcext:value-type="string">
            <text:p>MB-FFN</text:p>
          </table:table-cell>
          <table:table-cell office:value-type="string" calcext:value-type="string">
            <text:p><text:s/>neurons?</text:p>
          </table:table-cell>
          <table:table-cell table:formula="of:=[.B4]&amp;[.C4]&amp;[.D4]" office:value-type="string" office:string-value="What are Drosophila MB-FFN neurons?" calcext:value-type="string">
            <text:p>What are Drosophila MB-FFN neurons?</text:p>
          </table:table-cell>
          <table:table-cell office:value-type="string" calcext:value-type="string">
            <text:p>Drosophila MB-FFN neurons (mushroom body output neurons that release the neurotransmitter FFN) are a specific type of neuron found in the brain of the fruit fly Drosophila melanogaster. They are located in the mushroom body, which is a region of the fly brain that plays a critical role in learning, memory, and decision-making.</text:p>
            <text:p/>
            <text:p>MB-FFN neurons are involved in transmitting information from the mushroom body to downstream regions of the brain. Specifically, these neurons release the neurotransmitter FFN (Famide-FMRFamide-like neuropeptide) which has been shown to modulate a range of behaviors including locomotor activity, courtship behavior, and sleep.</text:p>
            <text:p/>
            <text:p>The activity of MB-FFN neurons has been studied extensively in the context of associative learning and memory formation in the fly. These neurons are thought to be involved in the consolidation and retrieval of memories, as well as the integration of sensory information with prior experience to guide decision-making.</text:p>
            <text:p/>
            <text:p>Overall, MB-FFN neurons represent an important model system for studying the neural circuits and molecular mechanisms underlying learning, memory, and decision-making processes in the fly brain.</text:p>
          </table:table-cell>
          <table:table-cell table:formula="of:=[.A4]" office:value-type="string" office:string-value="MB-FFN" calcext:value-type="string">
            <text:p>MB-FFN</text:p>
          </table:table-cell>
          <table:table-cell office:value-type="float" office:value="1" calcext:value-type="float">
            <text:p>1</text:p>
          </table:table-cell>
          <table:table-cell office:value-type="string" calcext:value-type="string">
            <text:p>Are Drosophila </text:p>
          </table:table-cell>
          <table:table-cell table:formula="of:=[.C4]" office:value-type="string" office:string-value="MB-FFN" calcext:value-type="string">
            <text:p>MB-FFN</text:p>
          </table:table-cell>
          <table:table-cell office:value-type="string" calcext:value-type="string">
            <text:p><text:s/>neurons excitatory or inhibitory?</text:p>
          </table:table-cell>
          <table:table-cell table:formula="of:=[.I4]&amp;[.J4]&amp;[.K4]" office:value-type="string" office:string-value="Are Drosophila MB-FFN neurons excitatory or inhibitory?" calcext:value-type="string">
            <text:p>Are Drosophila MB-FFN neurons excitatory or inhibitory?</text:p>
          </table:table-cell>
          <table:table-cell office:value-type="string" calcext:value-type="string">
            <text:p>Drosophila MB-FFN (Mushroom Body-Output Neurons of the Fan-Shaped Body) neurons are a group of neurons located in the fan-shaped body of the fruit fly brain, which receive input from the mushroom body and play a key role in the regulation of motor output.</text:p>
            <text:p/>
            <text:p>Based on current scientific understanding, it appears that MB-FFN neurons are primarily excitatory in nature, meaning that they are more likely to stimulate downstream neurons to fire action potentials. This is supported by several studies that have shown that activation of MB-FFN neurons can elicit specific motor responses in fruit flies, such as flight initiation or turning.</text:p>
            <text:p/>
            <text:p>However, it is important to note that the functional properties of neurons can vary depending on their specific circuitry and context, so it is possible that MB-FFN neurons may also have inhibitory effects under certain conditions. Overall, more research is needed to fully understand the functional properties of MB-FFN neurons and their role in the regulation of motor output in fruit flies.</text:p>
          </table:table-cell>
          <table:table-cell table:formula="of:=[.G4]" office:value-type="string" office:string-value="MB-FFN" calcext:value-type="string">
            <text:p>MB-FFN</text:p>
          </table:table-cell>
          <table:table-cell office:value-type="float" office:value="1" calcext:value-type="float">
            <text:p>1</text:p>
          </table:table-cell>
          <table:table-cell table:number-columns-repeated="2"/>
        </table:table-row>
        <table:table-row table:style-name="ro2">
          <table:table-cell office:value-type="string" calcext:value-type="string">
            <text:p>RGN</text:p>
          </table:table-cell>
          <table:table-cell office:value-type="string" calcext:value-type="string">
            <text:p>What are Drosophila </text:p>
          </table:table-cell>
          <table:table-cell table:formula="of:=[.A5]" office:value-type="string" office:string-value="RGN" calcext:value-type="string">
            <text:p>RGN</text:p>
          </table:table-cell>
          <table:table-cell office:value-type="string" calcext:value-type="string">
            <text:p><text:s/>neurons?</text:p>
          </table:table-cell>
          <table:table-cell table:formula="of:=[.B5]&amp;[.C5]&amp;[.D5]" office:value-type="string" office:string-value="What are Drosophila RGN neurons?" calcext:value-type="string">
            <text:p>What are Drosophila RGN neurons?</text:p>
          </table:table-cell>
          <table:table-cell office:value-type="string" calcext:value-type="string">
            <text:p>Drosophila RGN (Ring gland neurons) neurons are a group of neuroendocrine cells located in the ring gland of the fruit fly Drosophila melanogaster. The ring gland is an endocrine organ in the fly that produces and releases a variety of hormones that are essential for development, growth, and metabolism.</text:p>
            <text:p/>
            <text:p>RGN neurons are responsible for regulating the activity of the ring gland by releasing neuropeptides that stimulate or inhibit hormone production. They have been shown to play a critical role in regulating developmental timing, metamorphosis, and stress responses in the fly.</text:p>
            <text:p/>
            <text:p>The activity of RGN neurons is regulated by a complex network of neuronal and hormonal inputs, including circadian rhythms, nutritional status, and environmental cues. Dysregulation of RGN neuron activity has been linked to a range of developmental and metabolic disorders in the fly.</text:p>
            <text:p/>
            <text:p>Overall, Drosophila RGN neurons represent an important model system for studying the regulation of endocrine signaling and the role of neuropeptides in modulating physiological processes in the fly.</text:p>
          </table:table-cell>
          <table:table-cell table:formula="of:=[.A5]" office:value-type="string" office:string-value="RGN" calcext:value-type="string">
            <text:p>RGN</text:p>
          </table:table-cell>
          <table:table-cell office:value-type="float" office:value="2" calcext:value-type="float">
            <text:p>2</text:p>
          </table:table-cell>
          <table:table-cell office:value-type="string" calcext:value-type="string">
            <text:p>Are Drosophila </text:p>
          </table:table-cell>
          <table:table-cell table:formula="of:=[.C5]" office:value-type="string" office:string-value="RGN" calcext:value-type="string">
            <text:p>RGN</text:p>
          </table:table-cell>
          <table:table-cell office:value-type="string" calcext:value-type="string">
            <text:p><text:s/>neurons excitatory or inhibitory?</text:p>
          </table:table-cell>
          <table:table-cell table:formula="of:=[.I5]&amp;[.J5]&amp;[.K5]" office:value-type="string" office:string-value="Are Drosophila RGN neurons excitatory or inhibitory?" calcext:value-type="string">
            <text:p>Are Drosophila RGN neurons excitatory or inhibitory?</text:p>
          </table:table-cell>
          <table:table-cell office:value-type="string" calcext:value-type="string">
            <text:p>Drosophila RGN (Ring neurons) are a group of neurons located in the protocerebrum of the fruit fly brain, which are involved in the regulation of circadian rhythms and locomotion.</text:p>
            <text:p/>
            <text:p>The functional properties of RGN neurons have been studied in some detail, and it appears that they are primarily excitatory in nature, meaning that they are more likely to stimulate downstream neurons to fire action potentials. This is supported by several studies that have shown that activation of RGN neurons can promote locomotor activity in fruit flies, while inhibition of these neurons can reduce locomotor activity.</text:p>
            <text:p/>
            <text:p>It is important to note, however, that the functional properties of neurons can vary depending on their specific circuitry and context, so it is possible that RGN neurons may also have inhibitory effects under certain conditions. Overall, the current evidence suggests that RGN neurons are primarily excitatory in nature and play an important role in the regulation of circadian rhythms and locomotion in fruit flies.</text:p>
          </table:table-cell>
          <table:table-cell table:formula="of:=[.G5]" office:value-type="string" office:string-value="RGN" calcext:value-type="string">
            <text:p>RGN</text:p>
          </table:table-cell>
          <table:table-cell office:value-type="float" office:value="1" calcext:value-type="float">
            <text:p>1</text:p>
          </table:table-cell>
          <table:table-cell table:number-columns-repeated="2"/>
        </table:table-row>
        <table:table-row table:style-name="ro2">
          <table:table-cell office:value-type="string" calcext:value-type="string">
            <text:p>KCs</text:p>
          </table:table-cell>
          <table:table-cell office:value-type="string" calcext:value-type="string">
            <text:p>What are Drosophila </text:p>
          </table:table-cell>
          <table:table-cell table:formula="of:=[.A6]" office:value-type="string" office:string-value="KCs" calcext:value-type="string">
            <text:p>KCs</text:p>
          </table:table-cell>
          <table:table-cell office:value-type="string" calcext:value-type="string">
            <text:p><text:s/>neurons?</text:p>
          </table:table-cell>
          <table:table-cell table:formula="of:=[.B6]&amp;[.C6]&amp;[.D6]" office:value-type="string" office:string-value="What are Drosophila KCs neurons?" calcext:value-type="string">
            <text:p>What are Drosophila KCs neurons?</text:p>
          </table:table-cell>
          <table:table-cell office:value-type="string" calcext:value-type="string">
            <text:p>Drosophila KCs (Kenyon cells) neurons are a specific type of neuron found in the brain of the fruit fly Drosophila melanogaster. They are located in the mushroom body, a prominent neuropil structure in the fly brain that is involved in learning, memory, and decision-making.</text:p>
            <text:p/>
            <text:p>KCs neurons are the principal neurons of the mushroom body and receive input from multiple sensory modalities, including olfactory, visual, and gustatory stimuli. They play a critical role in the formation, storage, and retrieval of associative memories in the fly.</text:p>
            <text:p/>
            <text:p>The activity of KCs neurons is modulated by a complex network of inputs, including dopaminergic neurons, which are involved in reward signaling and motivation, and MB-FFNs (mushroom body feedback neurons), which provide inhibitory feedback to the KCs. Dysregulation of KCs neuron activity has been linked to impaired memory formation and cognitive dysfunction in the fly.</text:p>
            <text:p/>
            <text:p>Overall, Drosophila KCs neurons represent an important model system for studying the neural circuits and molecular mechanisms underlying learning, memory, and decision-making processes in the fly brain. Their relative simplicity and well-characterized genetic tools make them an attractive system for investigating the basic principles of neural computation and plasticity.</text:p>
          </table:table-cell>
          <table:table-cell table:formula="of:=[.A6]" office:value-type="string" office:string-value="KCs" calcext:value-type="string">
            <text:p>KCs</text:p>
          </table:table-cell>
          <table:table-cell office:value-type="float" office:value="1" calcext:value-type="float">
            <text:p>1</text:p>
          </table:table-cell>
          <table:table-cell office:value-type="string" calcext:value-type="string">
            <text:p>Are Drosophila </text:p>
          </table:table-cell>
          <table:table-cell table:formula="of:=[.C6]" office:value-type="string" office:string-value="KCs" calcext:value-type="string">
            <text:p>KCs</text:p>
          </table:table-cell>
          <table:table-cell office:value-type="string" calcext:value-type="string">
            <text:p><text:s/>neurons excitatory or inhibitory?</text:p>
          </table:table-cell>
          <table:table-cell table:formula="of:=[.I6]&amp;[.J6]&amp;[.K6]" office:value-type="string" office:string-value="Are Drosophila KCs neurons excitatory or inhibitory?" calcext:value-type="string">
            <text:p>Are Drosophila KCs neurons excitatory or inhibitory?</text:p>
          </table:table-cell>
          <table:table-cell office:value-type="string" calcext:value-type="string">
            <text:p>Drosophila KCs (Kenyon cells) are a group of neurons located in the mushroom body of the fruit fly brain, which play a key role in olfactory learning and memory.</text:p>
            <text:p/>
            <text:p>KCs are primarily excitatory neurons, meaning that they are more likely to stimulate downstream neurons to fire action potentials. This is supported by several studies that have shown that activation of KCs is necessary for the formation of olfactory memory in fruit flies.</text:p>
            <text:p/>
            <text:p>However, it is important to note that the functional properties of neurons can vary depending on their specific circuitry and context, so it is possible that KCs may also have inhibitory effects under certain conditions. For example, a study published in 2015 found that in some contexts, KCs could inhibit the output of downstream neurons in the mushroom body.</text:p>
            <text:p/>
            <text:p>Overall, the current evidence suggests that KCs are primarily excitatory in nature and play a critical role in olfactory learning and memory in fruit flies.</text:p>
          </table:table-cell>
          <table:table-cell table:formula="of:=[.G6]" office:value-type="string" office:string-value="KCs" calcext:value-type="string">
            <text:p>KCs</text:p>
          </table:table-cell>
          <table:table-cell office:value-type="float" office:value="1" calcext:value-type="float">
            <text:p>1</text:p>
          </table:table-cell>
          <table:table-cell table:number-columns-repeated="2"/>
        </table:table-row>
        <table:table-row table:style-name="ro2">
          <table:table-cell office:value-type="string" calcext:value-type="string">
            <text:p>MB-FBN</text:p>
          </table:table-cell>
          <table:table-cell office:value-type="string" calcext:value-type="string">
            <text:p>What are Drosophila </text:p>
          </table:table-cell>
          <table:table-cell table:formula="of:=[.A7]" office:value-type="string" office:string-value="MB-FBN" calcext:value-type="string">
            <text:p>MB-FBN</text:p>
          </table:table-cell>
          <table:table-cell office:value-type="string" calcext:value-type="string">
            <text:p><text:s/>neurons?</text:p>
          </table:table-cell>
          <table:table-cell table:formula="of:=[.B7]&amp;[.C7]&amp;[.D7]" office:value-type="string" office:string-value="What are Drosophila MB-FBN neurons?" calcext:value-type="string">
            <text:p>What are Drosophila MB-FBN neurons?</text:p>
          </table:table-cell>
          <table:table-cell office:value-type="string" calcext:value-type="string">
            <text:p>Drosophila MB-FBN (Mushroom body feedback neurons that release the neurotransmitter GABA) neurons are a specific type of inhibitory neuron found in the brain of the fruit fly Drosophila melanogaster. They are located in the mushroom body, a prominent neuropil structure in the fly brain that is involved in learning, memory, and decision-making.</text:p>
            <text:p/>
            <text:p>MB-FBN neurons provide feedback inhibition to the principal neurons of the mushroom body, the Kenyon cells (KCs). They release the inhibitory neurotransmitter gamma-aminobutyric acid (GABA) onto the axon terminals of the KCs, which helps to modulate the strength of their synaptic connections. The activity of MB-FBN neurons is modulated by a complex network of inputs, including dopaminergic neurons, which are involved in reward signaling and motivation.</text:p>
            <text:p/>
            <text:p>Dysregulation of MB-FBN neuron activity has been linked to impaired memory formation and cognitive dysfunction in the fly. Conversely, enhancing MB-FBN neuron activity has been shown to enhance memory consolidation and retrieval.</text:p>
            <text:p/>
            <text:p>Overall, Drosophila MB-FBN neurons represent an important model system for studying the neural circuits and molecular mechanisms underlying learning, memory, and decision-making processes in the fly brain. Their relative simplicity and well-characterized genetic tools make them an attractive system for investigating the basic principles of neural computation and plasticity.</text:p>
          </table:table-cell>
          <table:table-cell table:formula="of:=[.A7]" office:value-type="string" office:string-value="MB-FBN" calcext:value-type="string">
            <text:p>MB-FBN</text:p>
          </table:table-cell>
          <table:table-cell office:value-type="float" office:value="0" calcext:value-type="float">
            <text:p>0</text:p>
          </table:table-cell>
          <table:table-cell office:value-type="string" calcext:value-type="string">
            <text:p>Are Drosophila </text:p>
          </table:table-cell>
          <table:table-cell table:formula="of:=[.C7]" office:value-type="string" office:string-value="MB-FBN" calcext:value-type="string">
            <text:p>MB-FBN</text:p>
          </table:table-cell>
          <table:table-cell office:value-type="string" calcext:value-type="string">
            <text:p><text:s/>neurons excitatory or inhibitory?</text:p>
          </table:table-cell>
          <table:table-cell table:formula="of:=[.I7]&amp;[.J7]&amp;[.K7]" office:value-type="string" office:string-value="Are Drosophila MB-FBN neurons excitatory or inhibitory?" calcext:value-type="string">
            <text:p>Are Drosophila MB-FBN neurons excitatory or inhibitory?</text:p>
          </table:table-cell>
          <table:table-cell office:value-type="string" calcext:value-type="string">
            <text:p>Drosophila MB-FBN (Mushroom Body-Feedback Neurons) neurons are a group of neurons located in the mushroom body of the fruit fly brain, which provide feedback to the olfactory processing circuitry.</text:p>
            <text:p/>
            <text:p>The functional properties of MB-FBN neurons are not fully understood, and it is not clear whether they are exclusively excitatory or inhibitory. However, there is evidence to suggest that they may have both excitatory and inhibitory effects on downstream neurons.</text:p>
            <text:p/>
            <text:p>For example, a study published in 2017 found that activation of MB-FBN neurons could either increase or decrease the activity of downstream neurons, depending on the specific subpopulation of MB-FBN neurons that were activated. This suggests that some MB-FBN neurons may have excitatory effects, while others may have inhibitory effects.</text:p>
            <text:p/>
            <text:p>Overall, more research is needed to fully understand the functional properties of MB-FBN neurons and their role in regulating olfactory processing and behavior in fruit flies.</text:p>
          </table:table-cell>
          <table:table-cell table:formula="of:=[.G7]" office:value-type="string" office:string-value="MB-FBN" calcext:value-type="string">
            <text:p>MB-FBN</text:p>
          </table:table-cell>
          <table:table-cell office:value-type="float" office:value="3" calcext:value-type="float">
            <text:p>3</text:p>
          </table:table-cell>
          <table:table-cell table:number-columns-repeated="2"/>
        </table:table-row>
        <table:table-row table:style-name="ro2">
          <table:table-cell office:value-type="string" calcext:value-type="string">
            <text:p>DN-VNC</text:p>
          </table:table-cell>
          <table:table-cell office:value-type="string" calcext:value-type="string">
            <text:p>What are Drosophila </text:p>
          </table:table-cell>
          <table:table-cell table:formula="of:=[.A8]" office:value-type="string" office:string-value="DN-VNC" calcext:value-type="string">
            <text:p>DN-VNC</text:p>
          </table:table-cell>
          <table:table-cell office:value-type="string" calcext:value-type="string">
            <text:p><text:s/>neurons?</text:p>
          </table:table-cell>
          <table:table-cell table:formula="of:=[.B8]&amp;[.C8]&amp;[.D8]" office:value-type="string" office:string-value="What are Drosophila DN-VNC neurons?" calcext:value-type="string">
            <text:p>What are Drosophila DN-VNC neurons?</text:p>
          </table:table-cell>
          <table:table-cell office:value-type="string" calcext:value-type="string">
            <text:p>Drosophila DN-VNC (Dorsal Neuron Cluster in the Ventral Nerve Cord) neurons are a group of neurons located in the ventral nerve cord of the fruit fly Drosophila melanogaster. The ventral nerve cord is the equivalent of the spinal cord in vertebrates and plays a critical role in the coordination of motor output in the fly.</text:p>
            <text:p/>
            <text:p>DN-VNC neurons are involved in the regulation of locomotor behavior in the fly. They receive input from a variety of sensory modalities, including visual, olfactory, and gustatory stimuli, and integrate this information to generate appropriate motor responses.</text:p>
            <text:p/>
            <text:p>The activity of DN-VNC neurons is modulated by a complex network of inputs, including the circadian clock, which regulates the timing of locomotor activity in the fly, and dopaminergic neurons, which are involved in reward signaling and motivation. Dysregulation of DN-VNC neuron activity has been linked to impaired locomotor behavior and motor coordination in the fly.</text:p>
            <text:p/>
            <text:p>Overall, Drosophila DN-VNC neurons represent an important model system for studying the neural circuits and molecular mechanisms underlying locomotor behavior and motor coordination in the fly. Their relative simplicity and well-characterized genetic tools make them an attractive system for investigating the basic principles of neural computation and plasticity in the context of motor control.</text:p>
          </table:table-cell>
          <table:table-cell table:formula="of:=[.A8]" office:value-type="string" office:string-value="DN-VNC" calcext:value-type="string">
            <text:p>DN-VNC</text:p>
          </table:table-cell>
          <table:table-cell office:value-type="float" office:value="1" calcext:value-type="float">
            <text:p>1</text:p>
          </table:table-cell>
          <table:table-cell office:value-type="string" calcext:value-type="string">
            <text:p>Are Drosophila </text:p>
          </table:table-cell>
          <table:table-cell table:formula="of:=[.C8]" office:value-type="string" office:string-value="DN-VNC" calcext:value-type="string">
            <text:p>DN-VNC</text:p>
          </table:table-cell>
          <table:table-cell office:value-type="string" calcext:value-type="string">
            <text:p><text:s/>neurons excitatory or inhibitory?</text:p>
          </table:table-cell>
          <table:table-cell table:formula="of:=[.I8]&amp;[.J8]&amp;[.K8]" office:value-type="string" office:string-value="Are Drosophila DN-VNC neurons excitatory or inhibitory?" calcext:value-type="string">
            <text:p>Are Drosophila DN-VNC neurons excitatory or inhibitory?</text:p>
          </table:table-cell>
          <table:table-cell office:value-type="string" calcext:value-type="string">
            <text:p>Drosophila DN-VNC (Descending Neurons of the Ventral Nerve Cord) neurons are a group of neurons located in the ventral nerve cord of the fruit fly, which play a key role in regulating locomotor behavior.</text:p>
            <text:p/>
            <text:p>The functional properties of DN-VNC neurons are diverse and can vary depending on their specific subpopulation and context. However, in general, it appears that DN-VNC neurons are primarily excitatory in nature, meaning that they are more likely to stimulate downstream neurons to fire action potentials. This is supported by several studies that have shown that activation of DN-VNC neurons can promote locomotor activity in fruit flies, while inhibition of these neurons can reduce locomotor activity.</text:p>
            <text:p/>
            <text:p>It is important to note, however, that the functional properties of neurons can vary depending on their specific circuitry and context, so it is possible that DN-VNC neurons may also have inhibitory effects under certain conditions. Overall, the current evidence suggests that DN-VNC neurons are primarily excitatory in nature and play an important role in regulating locomotor behavior in fruit flies.</text:p>
          </table:table-cell>
          <table:table-cell table:formula="of:=[.G8]" office:value-type="string" office:string-value="DN-VNC" calcext:value-type="string">
            <text:p>DN-VNC</text:p>
          </table:table-cell>
          <table:table-cell office:value-type="float" office:value="1" calcext:value-type="float">
            <text:p>1</text:p>
          </table:table-cell>
          <table:table-cell table:number-columns-repeated="2"/>
        </table:table-row>
        <table:table-row table:style-name="ro2">
          <table:table-cell office:value-type="string" calcext:value-type="string">
            <text:p>DN-SEZ</text:p>
          </table:table-cell>
          <table:table-cell office:value-type="string" calcext:value-type="string">
            <text:p>What are Drosophila </text:p>
          </table:table-cell>
          <table:table-cell table:formula="of:=[.A9]" office:value-type="string" office:string-value="DN-SEZ" calcext:value-type="string">
            <text:p>DN-SEZ</text:p>
          </table:table-cell>
          <table:table-cell office:value-type="string" calcext:value-type="string">
            <text:p><text:s/>neurons?</text:p>
          </table:table-cell>
          <table:table-cell table:formula="of:=[.B9]&amp;[.C9]&amp;[.D9]" office:value-type="string" office:string-value="What are Drosophila DN-SEZ neurons?" calcext:value-type="string">
            <text:p>What are Drosophila DN-SEZ neurons?</text:p>
          </table:table-cell>
          <table:table-cell office:value-type="string" calcext:value-type="string">
            <text:p>Drosophila DN-SEZ (Dorsal Neuron Cluster in the Subesophageal Zone) neurons are a group of neurons located in the subesophageal zone of the brain of the fruit fly Drosophila melanogaster. The subesophageal zone is a part of the insect brain that is involved in the processing of gustatory, olfactory, and mechanosensory information, as well as motor control and feeding behavior.</text:p>
            <text:p/>
            <text:p>DN-SEZ neurons are involved in the regulation of feeding behavior in the fly. They receive input from a variety of sensory modalities, including olfactory and gustatory stimuli, and integrate this information to generate appropriate motor responses related to feeding behavior, such as feeding initiation, cessation, and modulation of feeding intensity.</text:p>
            <text:p/>
            <text:p>The activity of DN-SEZ neurons is modulated by a complex network of inputs, including hormonal signals, which are involved in the regulation of feeding behavior and metabolism, and dopaminergic neurons, which are involved in reward signaling and motivation. Dysregulation of DN-SEZ neuron activity has been linked to feeding disorders and metabolic dysfunction in the fly.</text:p>
            <text:p/>
            <text:p>Overall, Drosophila DN-SEZ neurons represent an important model system for studying the neural circuits and molecular mechanisms underlying feeding behavior and metabolism in the fly brain. Their relative simplicity and well-characterized genetic tools make them an attractive system for investigating the basic principles of neural computation and plasticity in the context of feeding regulation.</text:p>
          </table:table-cell>
          <table:table-cell table:formula="of:=[.A9]" office:value-type="string" office:string-value="DN-SEZ" calcext:value-type="string">
            <text:p>DN-SEZ</text:p>
          </table:table-cell>
          <table:table-cell office:value-type="float" office:value="1" calcext:value-type="float">
            <text:p>1</text:p>
          </table:table-cell>
          <table:table-cell office:value-type="string" calcext:value-type="string">
            <text:p>Are Drosophila </text:p>
          </table:table-cell>
          <table:table-cell table:formula="of:=[.C9]" office:value-type="string" office:string-value="DN-SEZ" calcext:value-type="string">
            <text:p>DN-SEZ</text:p>
          </table:table-cell>
          <table:table-cell office:value-type="string" calcext:value-type="string">
            <text:p><text:s/>neurons excitatory or inhibitory?</text:p>
          </table:table-cell>
          <table:table-cell table:formula="of:=[.I9]&amp;[.J9]&amp;[.K9]" office:value-type="string" office:string-value="Are Drosophila DN-SEZ neurons excitatory or inhibitory?" calcext:value-type="string">
            <text:p>Are Drosophila DN-SEZ neurons excitatory or inhibitory?</text:p>
          </table:table-cell>
          <table:table-cell office:value-type="string" calcext:value-type="string">
            <text:p>Drosophila DN-SEZ (Descending Neurons of the Subesophageal Zone) neurons are a group of neurons located in the subesophageal zone of the fruit fly brain, which play a key role in regulating feeding behavior.</text:p>
            <text:p/>
            <text:p>The functional properties of DN-SEZ neurons are diverse and can vary depending on their specific subpopulation and context. However, in general, it appears that DN-SEZ neurons are primarily inhibitory in nature, meaning that they are more likely to inhibit downstream neurons from firing action potentials. This is supported by several studies that have shown that activation of DN-SEZ neurons can inhibit feeding behavior in fruit flies, while inhibition of these neurons can increase feeding behavior.</text:p>
            <text:p/>
            <text:p>It is important to note, however, that the functional properties of neurons can vary depending on their specific circuitry and context, so it is possible that DN-SEZ neurons may also have excitatory effects under certain conditions. Overall, the current evidence suggests that DN-SEZ neurons are primarily inhibitory in nature and play an important role in regulating feeding behavior in fruit flies.</text:p>
          </table:table-cell>
          <table:table-cell table:formula="of:=[.G9]" office:value-type="string" office:string-value="DN-SEZ" calcext:value-type="string">
            <text:p>DN-SEZ</text:p>
          </table:table-cell>
          <table:table-cell office:value-type="float" office:value="0" calcext:value-type="float">
            <text:p>0</text:p>
          </table:table-cell>
          <table:table-cell table:number-columns-repeated="2"/>
        </table:table-row>
        <table:table-row table:style-name="ro2">
          <table:table-cell office:value-type="string" calcext:value-type="string">
            <text:p>pre-DN-SEZ</text:p>
          </table:table-cell>
          <table:table-cell office:value-type="string" calcext:value-type="string">
            <text:p>What are Drosophila </text:p>
          </table:table-cell>
          <table:table-cell table:formula="of:=[.A10]" office:value-type="string" office:string-value="pre-DN-SEZ" calcext:value-type="string">
            <text:p>pre-DN-SEZ</text:p>
          </table:table-cell>
          <table:table-cell office:value-type="string" calcext:value-type="string">
            <text:p><text:s/>neurons?</text:p>
          </table:table-cell>
          <table:table-cell table:formula="of:=[.B10]&amp;[.C10]&amp;[.D10]" office:value-type="string" office:string-value="What are Drosophila pre-DN-SEZ neurons?" calcext:value-type="string">
            <text:p>What are Drosophila pre-DN-SEZ neurons?</text:p>
          </table:table-cell>
          <table:table-cell office:value-type="string" calcext:value-type="string">
            <text:p>"pre-DN-SEZ" neurons refer to a subset of neurons located upstream of the DN-SEZ (Dorsal Neuron Cluster in the Subesophageal Zone) neurons in the brain of the fruit fly Drosophila melanogaster. These neurons are involved in the regulation of feeding behavior, similar to DN-SEZ neurons, but they are located in a different part of the brain.</text:p>
            <text:p/>
            <text:p>Pre-DN-SEZ neurons receive input from a variety of sensory modalities, including olfactory and gustatory stimuli, and integrate this information to generate appropriate motor responses related to feeding behavior, such as feeding initiation, cessation, and modulation of feeding intensity. They send their axons to the DN-SEZ neurons, which in turn provide downstream regulation of feeding behavior.</text:p>
            <text:p/>
            <text:p>The activity of pre-DN-SEZ neurons is modulated by a complex network of inputs, including hormonal signals, which are involved in the regulation of feeding behavior and metabolism, and dopaminergic neurons, which are involved in reward signaling and motivation. Dysregulation of pre-DN-SEZ neuron activity has been linked to feeding disorders and metabolic dysfunction in the fly.</text:p>
            <text:p/>
            <text:p>Overall, Drosophila pre-DN-SEZ neurons are an important component of the neural circuits underlying feeding behavior and metabolism in the fly brain. Their relative simplicity and well-characterized genetic tools make them an attractive system for investigating the basic principles of neural computation and plasticity in the context of feeding regulation.</text:p>
          </table:table-cell>
          <table:table-cell table:formula="of:=[.A10]" office:value-type="string" office:string-value="pre-DN-SEZ" calcext:value-type="string">
            <text:p>pre-DN-SEZ</text:p>
          </table:table-cell>
          <table:table-cell office:value-type="float" office:value="1" calcext:value-type="float">
            <text:p>1</text:p>
          </table:table-cell>
          <table:table-cell office:value-type="string" calcext:value-type="string">
            <text:p>Are Drosophila </text:p>
          </table:table-cell>
          <table:table-cell table:formula="of:=[.C10]" office:value-type="string" office:string-value="pre-DN-SEZ" calcext:value-type="string">
            <text:p>pre-DN-SEZ</text:p>
          </table:table-cell>
          <table:table-cell office:value-type="string" calcext:value-type="string">
            <text:p><text:s/>neurons excitatory or inhibitory?</text:p>
          </table:table-cell>
          <table:table-cell table:formula="of:=[.I10]&amp;[.J10]&amp;[.K10]" office:value-type="string" office:string-value="Are Drosophila pre-DN-SEZ neurons excitatory or inhibitory?" calcext:value-type="string">
            <text:p>Are Drosophila pre-DN-SEZ neurons excitatory or inhibitory?</text:p>
          </table:table-cell>
          <table:table-cell office:value-type="string" calcext:value-type="string">
            <text:p>Drosophila pre-DN-SEZ (pre-Descending Neurons of the Subesophageal Zone) neurons are a group of neurons that project to the DN-SEZ neurons and play a role in regulating feeding behavior in fruit flies.</text:p>
            <text:p/>
            <text:p>The functional properties of pre-DN-SEZ neurons are not fully understood, and it is not clear whether they are exclusively excitatory or inhibitory. However, there is evidence to suggest that they may have both excitatory and inhibitory effects on downstream neurons.</text:p>
            <text:p/>
            <text:p>For example, a study published in 2019 found that activation of pre-DN-SEZ neurons could either increase or decrease the activity of downstream DN-SEZ neurons, depending on the specific subpopulation of pre-DN-SEZ neurons that were activated. This suggests that some pre-DN-SEZ neurons may have excitatory effects, while others may have inhibitory effects.</text:p>
            <text:p/>
            <text:p>Overall, more research is needed to fully understand the functional properties of pre-DN-SEZ neurons and their role in regulating feeding behavior in fruit flies. However, it appears that these neurons have both excitatory and inhibitory effects on downstream neurons, suggesting that they play a complex and nuanced role in regulating feeding behavior.</text:p>
          </table:table-cell>
          <table:table-cell table:formula="of:=[.G10]" office:value-type="string" office:string-value="pre-DN-SEZ" calcext:value-type="string">
            <text:p>pre-DN-SEZ</text:p>
          </table:table-cell>
          <table:table-cell office:value-type="float" office:value="3" calcext:value-type="float">
            <text:p>3</text:p>
          </table:table-cell>
          <table:table-cell table:number-columns-repeated="2"/>
        </table:table-row>
        <table:table-row table:style-name="ro4">
          <table:table-cell office:value-type="string" calcext:value-type="string">
            <text:p>ascending</text:p>
          </table:table-cell>
          <table:table-cell office:value-type="string" calcext:value-type="string">
            <text:p>What are Drosophila </text:p>
          </table:table-cell>
          <table:table-cell table:formula="of:=[.A11]" office:value-type="string" office:string-value="ascending" calcext:value-type="string">
            <text:p>ascending</text:p>
          </table:table-cell>
          <table:table-cell office:value-type="string" calcext:value-type="string">
            <text:p><text:s/>neurons?</text:p>
          </table:table-cell>
          <table:table-cell table:formula="of:=[.B11]&amp;[.C11]&amp;[.D11]" office:value-type="string" office:string-value="What are Drosophila ascending neurons?" calcext:value-type="string">
            <text:p>What are Drosophila ascending neurons?</text:p>
          </table:table-cell>
          <table:table-cell office:value-type="string" calcext:value-type="string">
            <text:p>Drosophila ascending neurons are a group of neurons found in the brain of the fruit fly Drosophila melanogaster. These neurons receive information from sensory neurons in the fly's appendages and convey this information to higher brain centers for processing and integration.</text:p>
            <text:p/>
            <text:p>Ascending neurons are part of the fly's somatosensory system, which allows it to sense and respond to mechanical and thermal stimuli in its environment. These neurons are found in clusters called sensory neuropils, which are distributed throughout the fly's brain and are specialized for processing specific types of sensory information.</text:p>
            <text:p/>
            <text:p>Different types of ascending neurons respond to different sensory modalities, such as touch, temperature, or humidity. For example, some ascending neurons respond to mechanical stimuli, such as the bending or stretching of the fly's legs or wings, while others respond to changes in temperature or moisture.</text:p>
            <text:p/>
            <text:p>Ascending neurons are also involved in regulating the fly's motor output in response to sensory stimuli. They communicate with other neurons in the central brain and the motor system to generate appropriate behavioral responses, such as walking, flying, or grooming.</text:p>
            <text:p/>
            <text:p>Like other types of neurons in the Drosophila brain, ascending neurons are highly specialized and subject to plasticity, which allows them to adapt to changes in the fly's environment and experience. Studying the properties and functions of ascending neurons in Drosophila has provided insights into the neural basis of somatosensory processing and motor control in insects.</text:p>
          </table:table-cell>
          <table:table-cell table:formula="of:=[.A11]" office:value-type="string" office:string-value="ascending" calcext:value-type="string">
            <text:p>ascending</text:p>
          </table:table-cell>
          <table:table-cell office:value-type="float" office:value="1" calcext:value-type="float">
            <text:p>1</text:p>
          </table:table-cell>
          <table:table-cell office:value-type="string" calcext:value-type="string">
            <text:p>Are Drosophila </text:p>
          </table:table-cell>
          <table:table-cell table:formula="of:=[.C11]" office:value-type="string" office:string-value="ascending" calcext:value-type="string">
            <text:p>ascending</text:p>
          </table:table-cell>
          <table:table-cell office:value-type="string" calcext:value-type="string">
            <text:p><text:s/>neurons excitatory or inhibitory?</text:p>
          </table:table-cell>
          <table:table-cell table:formula="of:=[.I11]&amp;[.J11]&amp;[.K11]" office:value-type="string" office:string-value="Are Drosophila ascending neurons excitatory or inhibitory?" calcext:value-type="string">
            <text:p>Are Drosophila ascending neurons excitatory or inhibitory?</text:p>
          </table:table-cell>
          <table:table-cell office:value-type="string" calcext:value-type="string">
            <text:p>Drosophila ascending neurons are a diverse group of neurons that project from the sensory organs to higher brain regions, including the mushroom body and the lateral horn. The functional properties of ascending neurons can vary depending on their specific subpopulation and context.</text:p>
            <text:p/>
            <text:p>However, in general, it appears that ascending neurons are primarily excitatory in nature, meaning that they are more likely to stimulate downstream neurons to fire action potentials. This is supported by several studies that have shown that activation of ascending neurons can promote sensory-driven behavior in fruit flies, while inhibition of these neurons can reduce or block sensory-driven behavior.</text:p>
            <text:p/>
            <text:p>It is important to note that the functional properties of neurons can vary depending on their specific circuitry and context, so it is possible that some ascending neurons may have inhibitory effects under certain conditions. Overall, the current evidence suggests that ascending neurons are primarily excitatory in nature and play an important role in relaying sensory information from the periphery to higher brain regions in fruit flies.</text:p>
          </table:table-cell>
          <table:table-cell table:formula="of:=[.G11]" office:value-type="string" office:string-value="ascending" calcext:value-type="string">
            <text:p>ascending</text:p>
          </table:table-cell>
          <table:table-cell office:value-type="float" office:value="1" calcext:value-type="float">
            <text:p>1</text:p>
          </table:table-cell>
          <table:table-cell table:number-columns-repeated="2"/>
        </table:table-row>
        <table:table-row table:style-name="ro4">
          <table:table-cell office:value-type="string" calcext:value-type="string">
            <text:p>MBON</text:p>
          </table:table-cell>
          <table:table-cell office:value-type="string" calcext:value-type="string">
            <text:p>What are Drosophila </text:p>
          </table:table-cell>
          <table:table-cell table:formula="of:=[.A12]" office:value-type="string" office:string-value="MBON" calcext:value-type="string">
            <text:p>MBON</text:p>
          </table:table-cell>
          <table:table-cell office:value-type="string" calcext:value-type="string">
            <text:p><text:s/>neurons?</text:p>
          </table:table-cell>
          <table:table-cell table:formula="of:=[.B12]&amp;[.C12]&amp;[.D12]" office:value-type="string" office:string-value="What are Drosophila MBON neurons?" calcext:value-type="string">
            <text:p>What are Drosophila MBON neurons?</text:p>
          </table:table-cell>
          <table:table-cell office:value-type="string" calcext:value-type="string">
            <text:p>Drosophila MBONs (mushroom body output neurons) are a group of neurons found in the brain of the fruit fly Drosophila melanogaster. These neurons receive input from the mushroom body, a highly conserved brain structure in insects that is involved in learning and memory.</text:p>
            <text:p/>
            <text:p>The mushroom body receives input from various sensory systems and is thought to play a key role in integrating sensory information to generate context-dependent behavioral responses. MBONs are part of the output pathway of the mushroom body and convey information about learned associations to downstream neural circuits that control behavior.</text:p>
            <text:p/>
            <text:p>There are many different types of MBONs, each with distinct properties and functions. Some MBONs are involved in the formation and consolidation of aversive or appetitive memories, while others are involved in modulating the expression of existing memories or mediating memory extinction.</text:p>
            <text:p/>
            <text:p>MBONs communicate with other neurons in the fly brain, including downstream motor and modulatory circuits, to generate appropriate behavioral responses based on the fly's past experience. Dysregulation of MBON function has been linked to a range of behavioral abnormalities, including impaired learning and memory, altered aggression, and disrupted social behavior.</text:p>
            <text:p/>
            <text:p>Studying the properties and functions of MBONs in Drosophila has provided important insights into the neural basis of learning and memory in insects, and has broader implications for understanding the mechanisms underlying cognitive processes in other animals, including humans.</text:p>
          </table:table-cell>
          <table:table-cell table:formula="of:=[.A12]" office:value-type="string" office:string-value="MBON" calcext:value-type="string">
            <text:p>MBON</text:p>
          </table:table-cell>
          <table:table-cell office:value-type="float" office:value="1" calcext:value-type="float">
            <text:p>1</text:p>
          </table:table-cell>
          <table:table-cell office:value-type="string" calcext:value-type="string">
            <text:p>Are Drosophila </text:p>
          </table:table-cell>
          <table:table-cell table:formula="of:=[.C12]" office:value-type="string" office:string-value="MBON" calcext:value-type="string">
            <text:p>MBON</text:p>
          </table:table-cell>
          <table:table-cell office:value-type="string" calcext:value-type="string">
            <text:p><text:s/>neurons excitatory or inhibitory?</text:p>
          </table:table-cell>
          <table:table-cell table:formula="of:=[.I12]&amp;[.J12]&amp;[.K12]" office:value-type="string" office:string-value="Are Drosophila MBON neurons excitatory or inhibitory?" calcext:value-type="string">
            <text:p>Are Drosophila MBON neurons excitatory or inhibitory?</text:p>
          </table:table-cell>
          <table:table-cell office:value-type="string" calcext:value-type="string">
            <text:p>Similar to the DN-VNC, the Drosophila MBONs (mushroom body output neurons) are a diverse population of neurons with both excitatory and inhibitory subtypes.</text:p>
            <text:p/>
            <text:p>In general, MBONs that express the neurotransmitter GABA are inhibitory, while those that express the neurotransmitter glutamate are excitatory. However, recent studies have identified additional neurotransmitters and neuromodulators that are used by MBONs, including acetylcholine, dopamine, and octopamine, which can further modulate their activity and output.</text:p>
            <text:p/>
            <text:p>The specific function of an MBON, as well as its neurotransmitter expression profile, will determine whether it is excitatory or inhibitory. For example, some MBONs are involved in aversive learning and memory and have been shown to be inhibitory, while others are involved in appetitive learning and memory and are excitatory.</text:p>
            <text:p/>
            <text:p>Therefore, to determine whether a specific MBON in Drosophila is excitatory or inhibitory, it is necessary to identify its neurotransmitter expression profile and its functional role.</text:p>
          </table:table-cell>
          <table:table-cell table:formula="of:=[.G12]" office:value-type="string" office:string-value="MBON" calcext:value-type="string">
            <text:p>MBON</text:p>
          </table:table-cell>
          <table:table-cell office:value-type="float" office:value="2" calcext:value-type="float">
            <text:p>2</text:p>
          </table:table-cell>
          <table:table-cell table:number-columns-repeated="2"/>
        </table:table-row>
        <table:table-row table:style-name="ro4">
          <table:table-cell office:value-type="string" calcext:value-type="string">
            <text:p>LHN</text:p>
          </table:table-cell>
          <table:table-cell office:value-type="string" calcext:value-type="string">
            <text:p>What are Drosophila </text:p>
          </table:table-cell>
          <table:table-cell table:formula="of:=[.A13]" office:value-type="string" office:string-value="LHN" calcext:value-type="string">
            <text:p>LHN</text:p>
          </table:table-cell>
          <table:table-cell office:value-type="string" calcext:value-type="string">
            <text:p><text:s/>neurons?</text:p>
          </table:table-cell>
          <table:table-cell table:formula="of:=[.B13]&amp;[.C13]&amp;[.D13]" office:value-type="string" office:string-value="What are Drosophila LHN neurons?" calcext:value-type="string">
            <text:p>What are Drosophila LHN neurons?</text:p>
          </table:table-cell>
          <table:table-cell office:value-type="string" calcext:value-type="string">
            <text:p>Drosophila LHNs (Lateral Horn Neurons) are a group of neurons found in the brain of the fruit fly Drosophila melanogaster. These neurons are part of the olfactory system of the fly and are responsible for processing and integrating information about chemical cues from the environment, such as pheromones and other odorants.</text:p>
            <text:p/>
            <text:p>LHNs receive input from sensory neurons located in the fly's antennae, which are tuned to specific odorants. These neurons then send their axons to the lateral horn, a region of the fly brain that is dedicated to processing olfactory information.</text:p>
            <text:p/>
            <text:p>The lateral horn is a highly organized structure that consists of discrete clusters of LHNs, each of which is thought to be specialized for processing specific types of odorants or pheromones. These clusters of LHNs are interconnected with each other and with other brain regions involved in higher-order olfactory processing, such as the mushroom body.</text:p>
            <text:p/>
            <text:p>The activity of LHNs is modulated by a variety of factors, including the fly's internal state, experience, and social context. LHNs have been implicated in a range of behaviors, including aggression, courtship, and feeding, and are also thought to play a role in mediating olfactory-mediated navigation and orientation.</text:p>
            <text:p/>
            <text:p>Studying the properties and functions of LHNs in Drosophila has provided important insights into the neural basis of olfactory processing and behavior in insects, and has broader implications for understanding the mechanisms underlying sensory processing and behavior in other animals, including humans.</text:p>
          </table:table-cell>
          <table:table-cell table:formula="of:=[.A13]" office:value-type="string" office:string-value="LHN" calcext:value-type="string">
            <text:p>LHN</text:p>
          </table:table-cell>
          <table:table-cell office:value-type="float" office:value="1" calcext:value-type="float">
            <text:p>1</text:p>
          </table:table-cell>
          <table:table-cell office:value-type="string" calcext:value-type="string">
            <text:p>Are Drosophila </text:p>
          </table:table-cell>
          <table:table-cell table:formula="of:=[.C13]" office:value-type="string" office:string-value="LHN" calcext:value-type="string">
            <text:p>LHN</text:p>
          </table:table-cell>
          <table:table-cell office:value-type="string" calcext:value-type="string">
            <text:p><text:s/>neurons excitatory or inhibitory?</text:p>
          </table:table-cell>
          <table:table-cell table:formula="of:=[.I13]&amp;[.J13]&amp;[.K13]" office:value-type="string" office:string-value="Are Drosophila LHN neurons excitatory or inhibitory?" calcext:value-type="string">
            <text:p>Are Drosophila LHN neurons excitatory or inhibitory?</text:p>
          </table:table-cell>
          <table:table-cell office:value-type="string" calcext:value-type="string">
            <text:p>Drosophila LHNs (Lateral Horn Neurons) are a group of neurons located in the lateral horn of the fly brain, which receive input from olfactory sensory neurons and project their axons to higher brain regions involved in the processing of olfactory information.</text:p>
            <text:p/>
            <text:p>Similar to other neuron populations in Drosophila, LHNs include both excitatory and inhibitory subtypes. The majority of excitatory neurons in Drosophila use acetylcholine (ACh) as their neurotransmitter, while inhibitory neurons use gamma-aminobutyric acid (GABA) or other inhibitory neurotransmitters such as histamine or serotonin.</text:p>
            <text:p/>
            <text:p>Recent studies have identified specific subtypes of LHNs that are either excitatory or inhibitory. For example, some LHNs expressing the neurotransmitter tyramine are involved in promoting olfactory attraction, while others expressing GABA are involved in inhibiting attraction.</text:p>
            <text:p/>
            <text:p>Therefore, to determine whether a specific LHN in Drosophila is excitatory or inhibitory, it is necessary to identify its neurotransmitter expression profile and its functional role in olfactory processing.</text:p>
          </table:table-cell>
          <table:table-cell table:formula="of:=[.G13]" office:value-type="string" office:string-value="LHN" calcext:value-type="string">
            <text:p>LHN</text:p>
          </table:table-cell>
          <table:table-cell office:value-type="float" office:value="2" calcext:value-type="float">
            <text:p>2</text:p>
          </table:table-cell>
          <table:table-cell table:number-columns-repeated="2"/>
        </table:table-row>
        <table:table-row table:style-name="ro2">
          <table:table-cell office:value-type="string" calcext:value-type="string">
            <text:p>sensory</text:p>
          </table:table-cell>
          <table:table-cell office:value-type="string" calcext:value-type="string">
            <text:p>What are Drosophila </text:p>
          </table:table-cell>
          <table:table-cell table:formula="of:=[.A14]" office:value-type="string" office:string-value="sensory" calcext:value-type="string">
            <text:p>sensory</text:p>
          </table:table-cell>
          <table:table-cell office:value-type="string" calcext:value-type="string">
            <text:p><text:s/>neurons?</text:p>
          </table:table-cell>
          <table:table-cell table:formula="of:=[.B14]&amp;[.C14]&amp;[.D14]" office:value-type="string" office:string-value="What are Drosophila sensory neurons?" calcext:value-type="string">
            <text:p>What are Drosophila sensory neurons?</text:p>
          </table:table-cell>
          <table:table-cell office:value-type="string" calcext:value-type="string">
            <text:p>Drosophila sensory neurons are a diverse group of neurons located throughout the body of the fruit fly Drosophila melanogaster that are specialized for detecting different types of environmental stimuli, such as light, sound, temperature, humidity, and chemicals.</text:p>
            <text:p/>
            <text:p>These sensory neurons are activated by specific types of stimuli and generate electrical signals that are transmitted to the central nervous system, where they are integrated with other sensory inputs and processed to generate appropriate behavioral responses.</text:p>
            <text:p/>
            <text:p>Drosophila sensory neurons are highly diverse in their properties and functions, and can be further classified into different subtypes based on their morphology, gene expression, and connectivity patterns. For example, some sensory neurons in the fly's antennae are tuned to specific odorants, while others are specialized for detecting changes in temperature or humidity.</text:p>
            <text:p/>
            <text:p>The properties and functions of Drosophila sensory neurons are regulated by a variety of factors, including the fly's internal state, experience, and social context. Studying the properties and functions of these neurons in Drosophila has provided important insights into the neural basis of sensory processing and behavior in insects, and has broader implications for understanding the mechanisms underlying sensory processing and behavior in other animals, including humans.</text:p>
          </table:table-cell>
          <table:table-cell table:formula="of:=[.A14]" office:value-type="string" office:string-value="sensory" calcext:value-type="string">
            <text:p>sensory</text:p>
          </table:table-cell>
          <table:table-cell office:value-type="float" office:value="1" calcext:value-type="float">
            <text:p>1</text:p>
          </table:table-cell>
          <table:table-cell office:value-type="string" calcext:value-type="string">
            <text:p>Are Drosophila </text:p>
          </table:table-cell>
          <table:table-cell table:formula="of:=[.C14]" office:value-type="string" office:string-value="sensory" calcext:value-type="string">
            <text:p>sensory</text:p>
          </table:table-cell>
          <table:table-cell office:value-type="string" calcext:value-type="string">
            <text:p><text:s/>neurons excitatory or inhibitory?</text:p>
          </table:table-cell>
          <table:table-cell table:formula="of:=[.I14]&amp;[.J14]&amp;[.K14]" office:value-type="string" office:string-value="Are Drosophila sensory neurons excitatory or inhibitory?" calcext:value-type="string">
            <text:p>Are Drosophila sensory neurons excitatory or inhibitory?</text:p>
          </table:table-cell>
          <table:table-cell office:value-type="string" calcext:value-type="string">
            <text:p>Drosophila sensory neurons are a diverse group of neurons that respond to different types of sensory stimuli, including light, sound, touch, temperature, and chemicals.</text:p>
            <text:p/>
            <text:p>Sensory neurons are generally classified as excitatory, as they generate action potentials in response to sensory input and release neurotransmitters that activate downstream neurons. The specific neurotransmitter used by a sensory neuron can vary depending on its sensory modality. For example, photoreceptor neurons in Drosophila use the neurotransmitter histamine, while olfactory receptor neurons use a range of different neurotransmitters, including acetylcholine, GABA, glutamate, and octopamine.</text:p>
            <text:p/>
            <text:p>Therefore, in general, Drosophila sensory neurons are considered to be excitatory neurons, as they play a critical role in relaying sensory information to the central nervous system and activating downstream circuits involved in sensory processing and behavior.</text:p>
          </table:table-cell>
          <table:table-cell table:formula="of:=[.G14]" office:value-type="string" office:string-value="sensory" calcext:value-type="string">
            <text:p>sensory</text:p>
          </table:table-cell>
          <table:table-cell office:value-type="float" office:value="1" calcext:value-type="float">
            <text:p>1</text:p>
          </table:table-cell>
          <table:table-cell table:number-columns-repeated="2"/>
        </table:table-row>
        <table:table-row table:style-name="ro5">
          <table:table-cell office:value-type="string" calcext:value-type="string">
            <text:p>PN</text:p>
          </table:table-cell>
          <table:table-cell office:value-type="string" calcext:value-type="string">
            <text:p>What are Drosophila </text:p>
          </table:table-cell>
          <table:table-cell table:formula="of:=[.A15]" office:value-type="string" office:string-value="PN" calcext:value-type="string">
            <text:p>PN</text:p>
          </table:table-cell>
          <table:table-cell office:value-type="string" calcext:value-type="string">
            <text:p><text:s/>neurons?</text:p>
          </table:table-cell>
          <table:table-cell table:formula="of:=[.B15]&amp;[.C15]&amp;[.D15]" office:value-type="string" office:string-value="What are Drosophila PN neurons?" calcext:value-type="string">
            <text:p>What are Drosophila PN neurons?</text:p>
          </table:table-cell>
          <table:table-cell office:value-type="string" calcext:value-type="string">
            <text:p>Drosophila PN neurons are a type of olfactory projection neurons found in the brain of the fruit fly, Drosophila melanogaster. These neurons play a critical role in processing olfactory information and transmitting it to higher brain centers for further analysis and behavioral responses.</text:p>
            <text:p/>
            <text:p>PN neurons receive input from olfactory sensory neurons located in the antennae of the fly, which detect and transduce chemical signals from odors in the environment. These signals are then transmitted to the antennal lobe, where they are processed and sorted by glomeruli - spherical structures that serve as functional units of olfactory processing. Each PN neuron receives input from a specific subset of glomeruli, depending on the type of olfactory receptor expressed by the sensory neurons that converge onto it.</text:p>
            <text:p/>
            <text:p>PN neurons then send their axons to the mushroom body and the lateral horn in the brain, where they synapse onto other neurons involved in olfactory perception and behavior. The pattern of connectivity between PN neurons and other neurons in the olfactory circuitry is thought to play a critical role in shaping olfactory perception and behavior in fruit flies.</text:p>
          </table:table-cell>
          <table:table-cell table:formula="of:=[.A15]" office:value-type="string" office:string-value="PN" calcext:value-type="string">
            <text:p>PN</text:p>
          </table:table-cell>
          <table:table-cell office:value-type="float" office:value="1" calcext:value-type="float">
            <text:p>1</text:p>
          </table:table-cell>
          <table:table-cell office:value-type="string" calcext:value-type="string">
            <text:p>Are Drosophila </text:p>
          </table:table-cell>
          <table:table-cell table:formula="of:=[.C15]" office:value-type="string" office:string-value="PN" calcext:value-type="string">
            <text:p>PN</text:p>
          </table:table-cell>
          <table:table-cell office:value-type="string" calcext:value-type="string">
            <text:p><text:s/>neurons excitatory or inhibitory?</text:p>
          </table:table-cell>
          <table:table-cell table:formula="of:=[.I15]&amp;[.J15]&amp;[.K15]" office:value-type="string" office:string-value="Are Drosophila PN neurons excitatory or inhibitory?" calcext:value-type="string">
            <text:p>Are Drosophila PN neurons excitatory or inhibitory?</text:p>
          </table:table-cell>
          <table:table-cell office:value-type="string" calcext:value-type="string">
            <text:p>Drosophila PN (Projection Neuron) neurons are a type of excitatory neuron that relay information from the antennal lobe, the primary olfactory center in the fly brain, to higher brain regions involved in olfactory processing and behavior.</text:p>
            <text:p/>
            <text:p>PNs release the neurotransmitter glutamate, which binds to ionotropic glutamate receptors on downstream neurons and activates them, leading to the generation of action potentials and the propagation of information through the circuit. In this way, PNs play a critical role in shaping the representation of odors in the fly brain and mediating olfactory-driven behaviors.</text:p>
            <text:p/>
            <text:p>Therefore, to answer the question, Drosophila PN neurons are excitatory neurons.</text:p>
          </table:table-cell>
          <table:table-cell table:formula="of:=[.G15]" office:value-type="string" office:string-value="PN" calcext:value-type="string">
            <text:p>PN</text:p>
          </table:table-cell>
          <table:table-cell office:value-type="float" office:value="1" calcext:value-type="float">
            <text:p>1</text:p>
          </table:table-cell>
          <table:table-cell table:number-columns-repeated="2"/>
        </table:table-row>
        <table:table-row table:style-name="ro4">
          <table:table-cell office:value-type="string" calcext:value-type="string">
            <text:p>MBIN</text:p>
          </table:table-cell>
          <table:table-cell office:value-type="string" calcext:value-type="string">
            <text:p>What are Drosophila </text:p>
          </table:table-cell>
          <table:table-cell table:formula="of:=[.A16]" office:value-type="string" office:string-value="MBIN" calcext:value-type="string">
            <text:p>MBIN</text:p>
          </table:table-cell>
          <table:table-cell office:value-type="string" calcext:value-type="string">
            <text:p><text:s/>neurons?</text:p>
          </table:table-cell>
          <table:table-cell table:formula="of:=[.B16]&amp;[.C16]&amp;[.D16]" office:value-type="string" office:string-value="What are Drosophila MBIN neurons?" calcext:value-type="string">
            <text:p>What are Drosophila MBIN neurons?</text:p>
          </table:table-cell>
          <table:table-cell office:value-type="string" calcext:value-type="string">
            <text:p>Drosophila MBIN (mushroom body intrinsic neurons) neurons are a specific type of neurons found in the mushroom body of the fruit fly brain (Drosophila melanogaster). The mushroom body is a highly structured brain region that is involved in learning, memory, and decision-making in insects.</text:p>
            <text:p/>
            <text:p>MBIN neurons are classified as intrinsic neurons, which means they are entirely contained within the mushroom body and do not send or receive connections from other brain regions. They play a key role in processing and integrating information within the mushroom body, and are thought to be important for the formation and storage of memories.</text:p>
            <text:p/>
            <text:p>There are two main types of MBIN neurons in the mushroom body: Kenyon cells and non-Kenyon cells. Kenyon cells are the most numerous type of MBIN neurons and receive input from sensory neurons in the insect's antennae and proboscis. They are responsible for encoding and processing sensory information, such as odors and tastes.</text:p>
            <text:p/>
            <text:p>Non-Kenyon cells, on the other hand, do not receive direct input from sensory neurons, but instead receive input from Kenyon cells and other non-Kenyon cells within the mushroom body. They are thought to play a role in modulating the activity of Kenyon cells and in integrating and processing information from multiple sources.</text:p>
            <text:p/>
            <text:p>MBIN neurons are critical for the formation and retrieval of memories in fruit flies. Studies have shown that the activation of specific MBIN neurons can trigger the recall of specific memories, while the inhibition of these neurons can impair memory retrieval. Understanding the function of MBIN neurons is important for understanding the neural mechanisms that underlie learning and memory in insects, which can provide insights into the mechanisms of learning and memory in other animals, including humans.</text:p>
          </table:table-cell>
          <table:table-cell table:formula="of:=[.A16]" office:value-type="string" office:string-value="MBIN" calcext:value-type="string">
            <text:p>MBIN</text:p>
          </table:table-cell>
          <table:table-cell office:value-type="float" office:value="1" calcext:value-type="float">
            <text:p>1</text:p>
          </table:table-cell>
          <table:table-cell office:value-type="string" calcext:value-type="string">
            <text:p>Are Drosophila </text:p>
          </table:table-cell>
          <table:table-cell table:formula="of:=[.C16]" office:value-type="string" office:string-value="MBIN" calcext:value-type="string">
            <text:p>MBIN</text:p>
          </table:table-cell>
          <table:table-cell office:value-type="string" calcext:value-type="string">
            <text:p><text:s/>neurons excitatory or inhibitory?</text:p>
          </table:table-cell>
          <table:table-cell table:formula="of:=[.I16]&amp;[.J16]&amp;[.K16]" office:value-type="string" office:string-value="Are Drosophila MBIN neurons excitatory or inhibitory?" calcext:value-type="string">
            <text:p>Are Drosophila MBIN neurons excitatory or inhibitory?</text:p>
          </table:table-cell>
          <table:table-cell office:value-type="string" calcext:value-type="string">
            <text:p>Drosophila MBIN (Mushroom Body Intrinsic Neuron) neurons are a type of excitatory neuron that are located within the mushroom body, a prominent structure in the fly brain that is involved in learning, memory, and other cognitive processes.</text:p>
            <text:p/>
            <text:p>MBINs release the neurotransmitter acetylcholine (ACh), which activates downstream neurons by binding to nicotinic acetylcholine receptors (nAChRs) and inducing the generation of action potentials. MBINs are known to form synapses with other neurons in the mushroom body, including other MBINs as well as output neurons called Kenyon cells (KCs).</text:p>
            <text:p/>
            <text:p>In this way, MBINs play a critical role in mediating the plasticity of synaptic connections within the mushroom body and in regulating the output of the KCs, which are thought to be key elements in the representation and storage of learned information.</text:p>
            <text:p/>
            <text:p>Therefore, to answer the question, Drosophila MBIN neurons are excitatory neurons.</text:p>
          </table:table-cell>
          <table:table-cell table:formula="of:=[.G16]" office:value-type="string" office:string-value="MBIN" calcext:value-type="string">
            <text:p>MBIN</text:p>
          </table:table-cell>
          <table:table-cell office:value-type="float" office:value="1" calcext:value-type="float">
            <text:p>1</text:p>
          </table:table-cell>
          <table:table-cell table:number-columns-repeated="2"/>
        </table:table-row>
        <table:table-row table:style-name="ro4">
          <table:table-cell office:value-type="string" calcext:value-type="string">
            <text:p>CN</text:p>
          </table:table-cell>
          <table:table-cell office:value-type="string" calcext:value-type="string">
            <text:p>What are Drosophila </text:p>
          </table:table-cell>
          <table:table-cell table:formula="of:=[.A17]" office:value-type="string" office:string-value="CN" calcext:value-type="string">
            <text:p>CN</text:p>
          </table:table-cell>
          <table:table-cell office:value-type="string" calcext:value-type="string">
            <text:p><text:s/>neurons?</text:p>
          </table:table-cell>
          <table:table-cell table:formula="of:=[.B17]&amp;[.C17]&amp;[.D17]" office:value-type="string" office:string-value="What are Drosophila CN neurons?" calcext:value-type="string">
            <text:p>What are Drosophila CN neurons?</text:p>
          </table:table-cell>
          <table:table-cell office:value-type="string" calcext:value-type="string">
            <text:p>Drosophila CNs neurons are a type of descending neuron found in the central complex of the fruit fly's brain. The central complex is a highly conserved brain structure found in all insects and is thought to play a key role in motor control, navigation, and sensory integration.</text:p>
            <text:p/>
            <text:p>CNs neurons are characterized by their long and highly branched axons, which project to different regions of the brain and the rest of the nervous system. They receive input from other neurons in the central complex, including the fan-shaped body, the ellipsoid body, and the protocerebral bridge, as well as from sensory neurons that provide information about the fly's environment.</text:p>
            <text:p/>
            <text:p>CNs neurons are involved in the control of a variety of behaviors, including walking, turning, and flying. They are thought to play a key role in the integration of sensory information, such as visual and olfactory cues, with motor output, allowing the fly to navigate and respond appropriately to its environment.</text:p>
            <text:p/>
            <text:p>Recent studies have shown that CNs neurons are highly diverse in terms of their morphologies, connectivity, and functions. They can be further classified into different subtypes based on their molecular and electrophysiological properties.</text:p>
            <text:p/>
            <text:p>Overall, CNs neurons are an important component of the fruit fly's central complex and play a critical role in the integration of sensory information and motor control, allowing the fly to exhibit complex behaviors in response to its environment.</text:p>
          </table:table-cell>
          <table:table-cell table:formula="of:=[.A17]" office:value-type="string" office:string-value="CN" calcext:value-type="string">
            <text:p>CN</text:p>
          </table:table-cell>
          <table:table-cell office:value-type="float" office:value="1" calcext:value-type="float">
            <text:p>1</text:p>
          </table:table-cell>
          <table:table-cell office:value-type="string" calcext:value-type="string">
            <text:p>Are Drosophila </text:p>
          </table:table-cell>
          <table:table-cell table:formula="of:=[.C17]" office:value-type="string" office:string-value="CN" calcext:value-type="string">
            <text:p>CN</text:p>
          </table:table-cell>
          <table:table-cell office:value-type="string" calcext:value-type="string">
            <text:p><text:s/>neurons excitatory or inhibitory?</text:p>
          </table:table-cell>
          <table:table-cell table:formula="of:=[.I17]&amp;[.J17]&amp;[.K17]" office:value-type="string" office:string-value="Are Drosophila CN neurons excitatory or inhibitory?" calcext:value-type="string">
            <text:p>Are Drosophila CN neurons excitatory or inhibitory?</text:p>
          </table:table-cell>
          <table:table-cell office:value-type="string" calcext:value-type="string">
            <text:p>Drosophila CNs (Courtship Circuit Neurons) are a diverse group of neurons that form circuits involved in regulating the courtship behavior of male flies.</text:p>
            <text:p/>
            <text:p>CNs include both excitatory and inhibitory neurons, depending on their functional role and neurotransmitter expression profile. For example, the P1 neuron, which is involved in promoting courtship behavior, is an excitatory neuron that releases the neurotransmitter dopamine. In contrast, the P2b neuron, which is involved in inhibiting courtship behavior, is an inhibitory neuron that releases the neurotransmitter GABA.</text:p>
            <text:p/>
            <text:p>Other CNs in the courtship circuit may also be either excitatory or inhibitory, depending on their specific role in the circuit. Overall, the functional diversity of CNs highlights the complexity of the neural circuits underlying courtship behavior in Drosophila.</text:p>
            <text:p/>
            <text:p>Therefore, to determine whether a specific CN in Drosophila is excitatory or inhibitory, it is necessary to identify its functional role and neurotransmitter expression profile.</text:p>
          </table:table-cell>
          <table:table-cell table:formula="of:=[.G17]" office:value-type="string" office:string-value="CN" calcext:value-type="string">
            <text:p>CN</text:p>
          </table:table-cell>
          <table:table-cell office:value-type="float" office:value="2" calcext:value-type="float">
            <text:p>2</text:p>
          </table:table-cell>
          <table:table-cell table:number-columns-repeated="2"/>
        </table:table-row>
        <table:table-row table:style-name="ro3">
          <table:table-cell office:value-type="string" calcext:value-type="string">
            <text:p>LN</text:p>
          </table:table-cell>
          <table:table-cell office:value-type="string" calcext:value-type="string">
            <text:p>What are Drosophila </text:p>
          </table:table-cell>
          <table:table-cell table:formula="of:=[.A18]" office:value-type="string" office:string-value="LN" calcext:value-type="string">
            <text:p>LN</text:p>
          </table:table-cell>
          <table:table-cell office:value-type="string" calcext:value-type="string">
            <text:p><text:s/>neurons?</text:p>
          </table:table-cell>
          <table:table-cell table:formula="of:=[.B18]&amp;[.C18]&amp;[.D18]" office:value-type="string" office:string-value="What are Drosophila LN neurons?" calcext:value-type="string">
            <text:p>What are Drosophila LN neurons?</text:p>
          </table:table-cell>
          <table:table-cell office:value-type="string" calcext:value-type="string">
            <text:p>Drosophila LN (lateral neurons) neurons are a specific type of neurons found in the circadian clock of the fruit fly brain (Drosophila melanogaster). The circadian clock is a highly conserved biological system that regulates daily rhythms in behavior and physiology.</text:p>
            <text:p/>
            <text:p>LN neurons are located in the lateral brain region and play a critical role in regulating the circadian clock. They receive input from the central pacemaker neurons and modulate their activity, which is essential for coordinating and synchronizing the circadian rhythms of the organism.</text:p>
            <text:p/>
            <text:p>There are two main types of LN neurons in the fruit fly brain: LNv (ventral lateral neurons) and LNd (dorsal lateral neurons). LNv neurons are responsible for regulating the morning activity peak, while LNd neurons are responsible for regulating the evening activity peak.</text:p>
            <text:p/>
            <text:p>LN neurons are also involved in processing and integrating environmental cues, such as light and temperature, which can entrain the circadian clock to the external environment. They receive input from the visual and olfactory systems and can modulate their activity in response to environmental cues.</text:p>
            <text:p/>
            <text:p>Understanding the function of LN neurons is important for understanding the neural mechanisms that underlie circadian rhythms in animals, which has implications for health and disease. Disruptions in the circadian clock have been linked to a variety of physiological and behavioral disorders, including sleep disorders, metabolic disorders, and mood disorders.</text:p>
            <text:p/>
          </table:table-cell>
          <table:table-cell table:formula="of:=[.A18]" office:value-type="string" office:string-value="LN" calcext:value-type="string">
            <text:p>LN</text:p>
          </table:table-cell>
          <table:table-cell office:value-type="float" office:value="1" calcext:value-type="float">
            <text:p>1</text:p>
          </table:table-cell>
          <table:table-cell office:value-type="string" calcext:value-type="string">
            <text:p>Are Drosophila </text:p>
          </table:table-cell>
          <table:table-cell table:formula="of:=[.C18]" office:value-type="string" office:string-value="LN" calcext:value-type="string">
            <text:p>LN</text:p>
          </table:table-cell>
          <table:table-cell office:value-type="string" calcext:value-type="string">
            <text:p><text:s/>neurons excitatory or inhibitory?</text:p>
          </table:table-cell>
          <table:table-cell table:formula="of:=[.I18]&amp;[.J18]&amp;[.K18]" office:value-type="string" office:string-value="Are Drosophila LN neurons excitatory or inhibitory?" calcext:value-type="string">
            <text:p>Are Drosophila LN neurons excitatory or inhibitory?</text:p>
          </table:table-cell>
          <table:table-cell office:value-type="string" calcext:value-type="string">
            <text:p>Drosophila LN (Lateral Neuron) neurons are a type of circadian clock neuron that regulate the fly's daily rhythms of behavior and physiology.</text:p>
            <text:p/>
            <text:p>LN neurons are mainly inhibitory in nature, releasing the neurotransmitter γ-aminobutyric acid (GABA) to inhibit the activity of downstream neurons in the circadian circuit. There are two main subtypes of LN neurons in Drosophila: LNv neurons and LNd neurons.</text:p>
            <text:p/>
            <text:p>LNv neurons play a key role in setting the circadian clock, whereas LNd neurons play a role in synchronizing the clock to external cues, such as light-dark cycles. Both subtypes of LN neurons use GABA as their primary neurotransmitter and have been shown to inhibit the activity of downstream neurons in the circadian circuit.</text:p>
            <text:p/>
            <text:p>Therefore, to answer the question, Drosophila LN neurons are mainly inhibitory in nature.</text:p>
          </table:table-cell>
          <table:table-cell table:formula="of:=[.G18]" office:value-type="string" office:string-value="LN" calcext:value-type="string">
            <text:p>LN</text:p>
          </table:table-cell>
          <table:table-cell office:value-type="float" office:value="0" calcext:value-type="float">
            <text:p>0</text:p>
          </table:table-cell>
          <table:table-cell table:number-columns-repeated="2"/>
        </table:table-row>
        <table:table-row table:style-name="ro1">
          <table:table-cell office:value-type="string" calcext:value-type="string">
            <text:p>UNKNOWN</text:p>
          </table:table-cell>
          <table:table-cell office:value-type="string" calcext:value-type="string">
            <text:p>What are Drosophila </text:p>
          </table:table-cell>
          <table:table-cell table:formula="of:=[.A19]" office:value-type="string" office:string-value="UNKNOWN" calcext:value-type="string">
            <text:p>UNKNOWN</text:p>
          </table:table-cell>
          <table:table-cell office:value-type="string" calcext:value-type="string">
            <text:p><text:s/>neurons?</text:p>
          </table:table-cell>
          <table:table-cell table:formula="of:=[.B19]&amp;[.C19]&amp;[.D19]" office:value-type="string" office:string-value="What are Drosophila UNKNOWN neurons?" calcext:value-type="string">
            <text:p>What are Drosophila UNKNOWN neurons?</text:p>
          </table:table-cell>
          <table:table-cell/>
          <table:table-cell table:formula="of:=[.A19]" office:value-type="string" office:string-value="UNKNOWN" calcext:value-type="string">
            <text:p>UNKNOWN</text:p>
          </table:table-cell>
          <table:table-cell office:value-type="float" office:value="1" calcext:value-type="float">
            <text:p>1</text:p>
          </table:table-cell>
          <table:table-cell office:value-type="string" calcext:value-type="string">
            <text:p>Are Drosophila </text:p>
          </table:table-cell>
          <table:table-cell table:formula="of:=[.C19]" office:value-type="string" office:string-value="UNKNOWN" calcext:value-type="string">
            <text:p>UNKNOWN</text:p>
          </table:table-cell>
          <table:table-cell office:value-type="string" calcext:value-type="string">
            <text:p><text:s/>neurons excitatory or inhibitory?</text:p>
          </table:table-cell>
          <table:table-cell table:formula="of:=[.I19]&amp;[.J19]&amp;[.K19]" office:value-type="string" office:string-value="Are Drosophila UNKNOWN neurons excitatory or inhibitory?" calcext:value-type="string">
            <text:p>Are Drosophila UNKNOWN neurons excitatory or inhibitory?</text:p>
          </table:table-cell>
          <table:table-cell/>
          <table:table-cell table:formula="of:=[.G19]" office:value-type="string" office:string-value="UNKNOWN" calcext:value-type="string">
            <text:p>UNKNOWN</text:p>
          </table:table-cell>
          <table:table-cell office:value-type="float" office:value="1" calcext:value-type="float">
            <text:p>1</text:p>
          </table:table-cell>
          <table:table-cell table:number-columns-repeated="2"/>
        </table:table-row>
        <table:table-row table:style-name="ro1">
          <table:table-cell table:number-columns-repeated="17"/>
        </table:table-row>
        <table:table-row table:style-name="ro1">
          <table:table-cell table:number-columns-repeated="7"/>
          <table:table-cell table:style-name="ce1" office:value-type="string" calcext:value-type="string">
            <text:p>key</text:p>
          </table:table-cell>
          <table:table-cell table:number-columns-repeated="9"/>
        </table:table-row>
        <table:table-row table:style-name="ro1">
          <table:table-cell table:number-columns-repeated="7"/>
          <table:table-cell office:value-type="string" calcext:value-type="string">
            <text:p>0=inhibitory</text:p>
          </table:table-cell>
          <table:table-cell table:number-columns-repeated="9"/>
        </table:table-row>
        <table:table-row table:style-name="ro1">
          <table:table-cell table:number-columns-repeated="7"/>
          <table:table-cell office:value-type="string" calcext:value-type="string">
            <text:p>1=excitatory</text:p>
          </table:table-cell>
          <table:table-cell table:number-columns-repeated="9"/>
        </table:table-row>
        <table:table-row table:style-name="ro1">
          <table:table-cell table:number-columns-repeated="7"/>
          <table:table-cell office:value-type="string" calcext:value-type="string">
            <text:p>2 =either (inhibit or excite)</text:p>
          </table:table-cell>
          <table:table-cell table:number-columns-repeated="9"/>
        </table:table-row>
        <table:table-row table:style-name="ro1">
          <table:table-cell table:number-columns-repeated="7"/>
          <table:table-cell office:value-type="string" calcext:value-type="string">
            <text:p>3 =unknown (inhibit or excite)</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4">00/00/0000</text:date>, <text:time style:data-style-name="N2" text:time-value="22:15:20.3235166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3T09:02:59.223351682</meta:creation-date>
    <dc:date>2023-03-24T22:21:42.715258502</dc:date>
    <meta:editing-duration>PT2H10M43S</meta:editing-duration>
    <meta:editing-cycles>62</meta:editing-cycles>
    <meta:generator>LibreOffice/6.4.7.2$Linux_X86_64 LibreOffice_project/40$Build-2</meta:generator>
    <meta:document-statistic meta:table-count="1" meta:cell-count="283" meta:object-count="0"/>
  </office:meta>
</office:document-meta>
</file>